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T2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" style:parent-style-name="Standard" style:family="paragraph">
      <style:paragraph-properties fo:margin-bottom="0in" fo:line-height="150%"/>
    </style:style>
    <style:style style:name="T5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6" style:parent-style-name="Standard" style:family="paragraph">
      <style:paragraph-properties fo:margin-bottom="0in" fo:line-height="150%"/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7" style:parent-style-name="Standard" style:family="paragraph">
      <style:paragraph-properties fo:margin-bottom="0in" fo:line-height="150%"/>
    </style:style>
    <style:style style:name="T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margin-bottom="0in" fo:line-height="150%"/>
    </style:style>
    <style:style style:name="T1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margin-bottom="0in" fo:line-height="150%"/>
    </style:style>
    <style:style style:name="T1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6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7" style:parent-style-name="Paragrafoelenco" style:list-style-name="WWNum1" style:family="paragraph">
      <style:paragraph-properties fo:margin-bottom="0in" fo:line-height="150%"/>
    </style:style>
    <style:style style:name="T1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9" style:parent-style-name="Paragrafoelenco" style:list-style-name="WWNum1" style:family="paragraph">
      <style:paragraph-properties fo:margin-bottom="0in" fo:line-height="150%"/>
    </style:style>
    <style:style style:name="T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TableColumn25" style:family="table-column">
      <style:table-column-properties style:column-width="1.8604in" style:use-optimal-column-width="false"/>
    </style:style>
    <style:style style:name="TableColumn26" style:family="table-column">
      <style:table-column-properties style:column-width="1.4222in" style:use-optimal-column-width="false"/>
    </style:style>
    <style:style style:name="TableColumn27" style:family="table-column">
      <style:table-column-properties style:column-width="1.5083in" style:use-optimal-column-width="false"/>
    </style:style>
    <style:style style:name="TableColumn28" style:family="table-column">
      <style:table-column-properties style:column-width="1.4868in" style:use-optimal-column-width="false"/>
    </style:style>
    <style:style style:name="Table24" style:family="table">
      <style:table-properties style:width="6.2777in" fo:margin-left="0in" table:align="center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50%"/>
    </style:style>
    <style:style style:name="T32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3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50%"/>
    </style:style>
    <style:style style:name="T35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6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50%"/>
    </style:style>
    <style:style style:name="T38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9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50%"/>
    </style:style>
    <style:style style:name="T41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50%"/>
    </style:style>
    <style:style style:name="T45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4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50%"/>
    </style:style>
    <style:style style:name="T4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4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50%"/>
    </style:style>
    <style:style style:name="T5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50%"/>
    </style:style>
    <style:style style:name="T5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50%"/>
    </style:style>
    <style:style style:name="T58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50%"/>
    </style:style>
    <style:style style:name="T6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50%"/>
    </style:style>
    <style:style style:name="T6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50%"/>
    </style:style>
    <style:style style:name="T6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50%"/>
    </style:style>
    <style:style style:name="T71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50%"/>
    </style:style>
    <style:style style:name="T7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50%"/>
    </style:style>
    <style:style style:name="T7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50%"/>
    </style:style>
    <style:style style:name="T8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50%"/>
    </style:style>
    <style:style style:name="T84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bottom="0in" fo:line-height="150%"/>
    </style:style>
    <style:style style:name="T8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50%"/>
    </style:style>
    <style:style style:name="T9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50%"/>
    </style:style>
    <style:style style:name="T9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50%"/>
    </style:style>
    <style:style style:name="T97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50%"/>
    </style:style>
    <style:style style:name="T10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50%"/>
    </style:style>
    <style:style style:name="T10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50%"/>
    </style:style>
    <style:style style:name="T10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0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08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9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0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2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margin-bottom="0in" fo:line-height="150%"/>
    </style:style>
    <style:style style:name="T11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6" style:parent-style-name="Paragrafoelenco" style:list-style-name="WWNum2" style:family="paragraph">
      <style:paragraph-properties fo:margin-bottom="0in" fo:line-height="150%"/>
    </style:style>
    <style:style style:name="T11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9" style:parent-style-name="Paragrafoelenco" style:list-style-name="WWNum2" style:family="paragraph">
      <style:paragraph-properties fo:margin-bottom="0in" fo:line-height="150%"/>
    </style:style>
    <style:style style:name="T1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1" style:parent-style-name="Paragrafoelenco" style:list-style-name="WWNum2" style:family="paragraph">
      <style:paragraph-properties fo:margin-bottom="0in" fo:line-height="150%"/>
    </style:style>
    <style:style style:name="T12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<text:s text:c="4"/>Registro Giornaliero</text:span></text:p>
      <text:p text:style-name="P3"/>
      <text:p text:style-name="P4"><text:span text:style-name="T5">16/02/2023 RoboSusa</text:span></text:p>
      <text:p text:style-name="P6"/>
      <text:p text:style-name="P7"><text:span text:style-name="T8">Op. Tournoud Fulvio (T.F.)</text:span></text:p>
      <text:p text:style-name="P9"/>
      <text:p text:style-name="P10"><text:span text:style-name="T11">Settima giornata di lavoro di RoboSusa</text:span></text:p>
      <text:p text:style-name="P12"><text:span text:style-name="T13">Partecipazione: Di Bella Marco (D.B.M.), Rocci Paolo (R.P.), Vair Luigi (V.L.),</text:span><text:span text:style-name="T14"><text:line-break/></text:span><text:span text:style-name="T15">Tournoud Fulvio (T.F.),</text:span></text:p>
      <text:p text:style-name="P16"/>
      <text:list text:style-name="WWNum1">
        <text:list-item>
          <text:p text:style-name="P17"><text:span text:style-name="T18">Realizzazione Benna</text:span></text:p>
        </text:list-item>
        <text:list-item>
          <text:p text:style-name="P19"><text:span text:style-name="T20">Modifica percorso</text:span></text:p>
        </text:list-item>
      </text:list>
      <text:p text:style-name="P21"/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TIPOLOGIA</text:span></text:p>
          </table:table-cell>
          <table:table-cell table:style-name="TableCell33">
            <text:p text:style-name="P34"><text:span text:style-name="T35">PROBLEMA <text:s text:c="27"/></text:span></text:p>
          </table:table-cell>
          <table:table-cell table:style-name="TableCell36">
            <text:p text:style-name="P37"><text:span text:style-name="T38">SOLUZIONE</text:span></text:p>
          </table:table-cell>
          <table:table-cell table:style-name="TableCell39">
            <text:p text:style-name="P40"><text:span text:style-name="T41">RESPONSO</text:span></text:p>
          </table:table-cell>
        </table:table-row>
        <table:table-row table:style-name="TableRow42">
          <table:table-cell table:style-name="TableCell43">
            <text:p text:style-name="P44"><text:span text:style-name="T45">HARDWARE</text:span></text:p>
          </table:table-cell>
          <table:table-cell table:style-name="TableCell46">
            <text:p text:style-name="P47"><text:span text:style-name="T48">Infunzionalità benna</text:span></text:p>
          </table:table-cell>
          <table:table-cell table:style-name="TableCell49">
            <text:p text:style-name="P50"><text:span text:style-name="T51">Realizzazione benna seguendo modello classico</text:span></text:p>
          </table:table-cell>
          <table:table-cell table:style-name="TableCell52">
            <text:p text:style-name="P53"><text:span text:style-name="T54">La benna risulta più solida e stabile</text:span></text:p>
          </table:table-cell>
        </table:table-row>
        <table:table-row table:style-name="TableRow55">
          <table:table-cell table:style-name="TableCell56">
            <text:p text:style-name="P57"><text:span text:style-name="T58">SOFTWARE</text:span></text:p>
          </table:table-cell>
          <table:table-cell table:style-name="TableCell59">
            <text:p text:style-name="P60"><text:span text:style-name="T61">~~~~~~</text:span></text:p>
          </table:table-cell>
          <table:table-cell table:style-name="TableCell62">
            <text:p text:style-name="P63"><text:span text:style-name="T64">~~~~~~</text:span></text:p>
          </table:table-cell>
          <table:table-cell table:style-name="TableCell65">
            <text:p text:style-name="P66"><text:span text:style-name="T67">~~~~~~</text:span></text:p>
          </table:table-cell>
        </table:table-row>
        <table:table-row table:style-name="TableRow68">
          <table:table-cell table:style-name="TableCell69">
            <text:p text:style-name="P70"><text:span text:style-name="T71">DESIGN</text:span></text:p>
          </table:table-cell>
          <table:table-cell table:style-name="TableCell72">
            <text:p text:style-name="P73"><text:span text:style-name="T74">Struttura benna</text:span></text:p>
          </table:table-cell>
          <table:table-cell table:style-name="TableCell75">
            <text:p text:style-name="P76"><text:span text:style-name="T77">Realizzazione struttura</text:span></text:p>
          </table:table-cell>
          <table:table-cell table:style-name="TableCell78">
            <text:p text:style-name="P79"><text:span text:style-name="T80">Attaccamento struttura al robot</text:span></text:p>
          </table:table-cell>
        </table:table-row>
        <table:table-row table:style-name="TableRow81">
          <table:table-cell table:style-name="TableCell82">
            <text:p text:style-name="P83"><text:span text:style-name="T84">PERCORSO</text:span></text:p>
          </table:table-cell>
          <table:table-cell table:style-name="TableCell85">
            <text:p text:style-name="P86"><text:span text:style-name="T87">Mancanza vicoli ciechi</text:span></text:p>
          </table:table-cell>
          <table:table-cell table:style-name="TableCell88">
            <text:p text:style-name="P89"><text:span text:style-name="T90">Realizzazione vicoli ciechi</text:span></text:p>
          </table:table-cell>
          <table:table-cell table:style-name="TableCell91">
            <text:p text:style-name="P92"><text:span text:style-name="T93">~~~~~~</text:span></text:p>
          </table:table-cell>
        </table:table-row>
        <table:table-row table:style-name="TableRow94">
          <table:table-cell table:style-name="TableCell95">
            <text:p text:style-name="P96"><text:span text:style-name="T97">COMPONENTISTICA</text:span></text:p>
          </table:table-cell>
          <table:table-cell table:style-name="TableCell98">
            <text:p text:style-name="P99"><text:span text:style-name="T100">Necessità pezzi per la benna</text:span></text:p>
          </table:table-cell>
          <table:table-cell table:style-name="TableCell101">
            <text:p text:style-name="P102"><text:span text:style-name="T103">Ricerca componenti</text:span></text:p>
          </table:table-cell>
          <table:table-cell table:style-name="TableCell104">
            <text:p text:style-name="P105"><text:span text:style-name="T106">Componenti utilizzati nelle<text:s/></text:span><text:span text:style-name="T107">modifiche sopraccitate</text:span></text:p>
          </table:table-cell>
        </table:table-row>
      </table:table>
      <text:p text:style-name="P108"/>
      <text:p text:style-name="P109"/>
      <text:p text:style-name="P110"/>
      <text:p text:style-name="P111"/>
      <text:p text:style-name="P112"/>
      <text:p text:style-name="P113"/>
      <text:p text:style-name="P114"><text:span text:style-name="T115">Nuove Idee/Pensieri</text:span></text:p>
      <text:list text:style-name="WWNum2">
        <text:list-item>
          <text:p text:style-name="P116"><text:span text:style-name="T117">Circuito: Aggiungere quadrati verdi in alcuni vicoli ciechi</text:span><text:span text:style-name="T118"><text:tab/></text:span></text:p>
        </text:list-item>
        <text:list-item>
          <text:p text:style-name="P119"><text:span text:style-name="T120">Sensori: Innalzare sensore</text:span></text:p>
        </text:list-item>
        <text:list-item>
          <text:p text:style-name="P121"><text:span text:style-name="T122">Programma: Programmare comportamento noi vicoli ciechi</text:span>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ulvio</meta:initial-creator>
    <dc:creator>Fulvio</dc:creator>
    <meta:creation-date>2023-03-13T22:56:00Z</meta:creation-date>
    <dc:date>2023-04-15T13:58:00Z</dc:date>
    <meta:template xlink:href="Normal.dotm" xlink:type="simple"/>
    <meta:editing-cycles>6</meta:editing-cycles>
    <meta:editing-duration>PT480S</meta:editing-duration>
    <meta:user-defined meta:name="AppVersion">16.0000</meta:user-defined>
    <meta:document-statistic meta:page-count="2" meta:paragraph-count="1" meta:word-count="135" meta:character-count="909" meta:row-count="6" meta:non-whitespace-character-count="775"/>
  </office:meta>
</office:document-meta>
</file>